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  <style:font-face style:name="Noto Sans Arabic" svg:font-family="'Noto Sans Arabic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09.59pt" svg:y="69.65pt">
            <draw:object draw:notify-on-update-of-ranges="Sheet1.A6:Sheet1.A28 Sheet1.C6:Sheet1.C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ast Bump Triggered</text:p>
          </table:table-cell>
          <table:table-cell/>
          <table:table-cell office:value-type="string" calcext:value-type="string">
            <text:p>Actual Shift Tim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hiftCurrent</text:p>
          </table:table-cell>
          <table:table-cell office:value-type="string" calcext:value-type="string">
            <text:p>ShiftTime</text:p>
          </table:table-cell>
          <table:table-cell/>
        </table:table-row>
        <table:table-row table:style-name="ro1">
          <table:table-cell office:value-type="string" calcext:value-type="string">
            <text:p>&lt;4.1</text:p>
          </table:table-cell>
          <table:table-cell office:value-type="string" calcext:value-type="string">
            <text:p>doesn’t move</text:p>
          </table:table-cell>
          <table:table-cell/>
        </table:table-row>
        <table:table-row table:style-name="ro2">
          <table:table-cell office:value-type="string" calcext:value-type="string">
            <text:p>4.2~4.29</text:p>
          </table:table-cell>
          <table:table-cell office:value-type="string" calcext:value-type="string">
            <text:p>stop at 2<text:span text:style-name="T1">nd</text:span></text:p>
          </table:table-cell>
          <table:table-cell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1034.35" calcext:value-type="float">
            <text:p>1034.35</text:p>
          </table:table-cell>
          <table:table-cell table:formula="of:=[.B6]-301.02" office:value-type="float" office:value="733.33" calcext:value-type="float">
            <text:p>733.33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998.63" calcext:value-type="float">
            <text:p>998.63</text:p>
          </table:table-cell>
          <table:table-cell table:formula="of:=[.B7]-301.02" office:value-type="float" office:value="697.61" calcext:value-type="float">
            <text:p>697.61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974.43" calcext:value-type="float">
            <text:p>974.43</text:p>
          </table:table-cell>
          <table:table-cell table:formula="of:=[.B8]-301.02" office:value-type="float" office:value="673.41" calcext:value-type="float">
            <text:p>673.41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0" calcext:value-type="float">
            <text:p>0</text:p>
          </table:table-cell>
          <table:table-cell table:formula="of:=[.B9]-301.02" office:value-type="float" office:value="-301.02" calcext:value-type="float">
            <text:p>-301.02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942.43" calcext:value-type="float">
            <text:p>942.43</text:p>
          </table:table-cell>
          <table:table-cell table:formula="of:=[.B10]-301.02" office:value-type="float" office:value="641.41" calcext:value-type="float">
            <text:p>641.41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930.31" calcext:value-type="float">
            <text:p>930.31</text:p>
          </table:table-cell>
          <table:table-cell table:formula="of:=[.B11]-301.02" office:value-type="float" office:value="629.29" calcext:value-type="float">
            <text:p>629.29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table:formula="of:=[.B12]-301.02" office:value-type="float" office:value="-301.02" calcext:value-type="float">
            <text:p>-301.02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860.61" calcext:value-type="float">
            <text:p>860.61</text:p>
          </table:table-cell>
          <table:table-cell table:formula="of:=[.B13]-301.02" office:value-type="float" office:value="559.59" calcext:value-type="float">
            <text:p>559.59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41.37" calcext:value-type="float">
            <text:p>841.37</text:p>
          </table:table-cell>
          <table:table-cell table:formula="of:=[.B14]-301.02" office:value-type="float" office:value="540.35" calcext:value-type="float">
            <text:p>540.3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810" calcext:value-type="float">
            <text:p>810</text:p>
          </table:table-cell>
          <table:table-cell table:formula="of:=[.B15]-301.02" office:value-type="float" office:value="508.98" calcext:value-type="float">
            <text:p>508.98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790.57" calcext:value-type="float">
            <text:p>790.57</text:p>
          </table:table-cell>
          <table:table-cell table:formula="of:=[.B16]-301.02" office:value-type="float" office:value="489.55" calcext:value-type="float">
            <text:p>489.55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775.59" calcext:value-type="float">
            <text:p>775.59</text:p>
          </table:table-cell>
          <table:table-cell table:formula="of:=[.B17]-301.02" office:value-type="float" office:value="474.57" calcext:value-type="float">
            <text:p>474.57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763.33" calcext:value-type="float">
            <text:p>763.33</text:p>
          </table:table-cell>
          <table:table-cell table:formula="of:=[.B18]-301.02" office:value-type="float" office:value="462.31" calcext:value-type="float">
            <text:p>462.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1.85" calcext:value-type="float">
            <text:p>751.85</text:p>
          </table:table-cell>
          <table:table-cell table:formula="of:=[.B19]-301.02" office:value-type="float" office:value="450.83" calcext:value-type="float">
            <text:p>450.83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743.75" calcext:value-type="float">
            <text:p>743.75</text:p>
          </table:table-cell>
          <table:table-cell table:formula="of:=[.B20]-301.02" office:value-type="float" office:value="442.73" calcext:value-type="float">
            <text:p>442.73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713.75" calcext:value-type="float">
            <text:p>713.75</text:p>
          </table:table-cell>
          <table:table-cell table:formula="of:=[.B21]-301.02" office:value-type="float" office:value="412.73" calcext:value-type="float">
            <text:p>412.73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table:formula="of:=[.B22]-301.02" office:value-type="float" office:value="-301.02" calcext:value-type="float">
            <text:p>-301.02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  <table:table-cell table:formula="of:=[.B23]-301.02" office:value-type="float" office:value="-301.02" calcext:value-type="float">
            <text:p>-301.02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table:formula="of:=[.B24]-301.02" office:value-type="float" office:value="-301.02" calcext:value-type="float">
            <text:p>-301.02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701.04" calcext:value-type="float">
            <text:p>701.04</text:p>
          </table:table-cell>
          <table:table-cell table:formula="of:=[.B25]-301.02" office:value-type="float" office:value="400.02" calcext:value-type="float">
            <text:p>400.02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704" calcext:value-type="float">
            <text:p>704</text:p>
          </table:table-cell>
          <table:table-cell table:formula="of:=[.B26]-301.02" office:value-type="float" office:value="402.98" calcext:value-type="float">
            <text:p>402.98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98.25" calcext:value-type="float">
            <text:p>698.25</text:p>
          </table:table-cell>
          <table:table-cell table:formula="of:=[.B27]-301.02" office:value-type="float" office:value="397.23" calcext:value-type="float">
            <text:p>397.23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700.62" calcext:value-type="float">
            <text:p>700.62</text:p>
          </table:table-cell>
          <table:table-cell table:formula="of:=[.B28]-301.02" office:value-type="float" office:value="399.6" calcext:value-type="float">
            <text:p>399.6</text:p>
          </table:table-cell>
        </table:table-row>
        <table:table-row table:style-name="ro1">
          <table:table-cell office:value-type="string" calcext:value-type="string">
            <text:p>&gt;6</text:p>
          </table:table-cell>
          <table:table-cell office:value-type="string" calcext:value-type="string">
            <text:p>multiple bump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  <style:font-face style:name="Noto Sans Arabic" svg:font-family="'Noto Sans Arabic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imbus Sans" style:language-asian="zh" style:country-asian="CN" style:font-name-complex="Noto Sans Arabic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6">00/00/0000</text:date>, <text:time style:data-style-name="N2" text:time-value="09:18:30.3065281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13:18:03.793412861</meta:creation-date>
    <meta:generator>LibreOffice/6.0.6.2$Linux_X86_64 LibreOffice_project/00m0$Build-2</meta:generator>
    <dc:date>2018-08-16T09:28:35.476936686</dc:date>
    <meta:editing-duration>PT19M19S</meta:editing-duration>
    <meta:editing-cycles>4</meta:editing-cycles>
    <meta:document-statistic meta:table-count="1" meta:cell-count="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94cm" svg:y="0.316cm" chart:style-name="ch2">
          <text:p>Shift Current Modified</text:p>
        </chart:title>
        <chart:legend chart:legend-position="end" svg:x="13.679cm" svg:y="4.198cm" style:legend-expansion="high" chart:style-name="ch3"/>
        <chart:plot-area chart:style-name="ch4" table:cell-range-address="Sheet1.A6:Sheet1.A28 Sheet1.C6:Sheet1.C28" svg:x="1.321cm" svg:y="1.301cm" svg:width="12.038cm" svg:height="6.548cm">
          <chartooo:coordinate-region svg:x="2.271cm" svg:y="1.428cm" svg:width="10.992cm" svg:height="6.144cm"/>
          <chart:axis chart:dimension="x" chart:name="primary-x" chart:style-name="ch5">
            <chart:title svg:x="5.462cm" svg:y="8.029cm" chart:style-name="ch6">
              <text:p>External Shift Current (nA)</text:p>
            </chart:title>
          </chart:axis>
          <chart:axis chart:dimension="y" chart:name="primary-y" chart:style-name="ch5">
            <chart:title svg:x="0.451cm" svg:y="6.125cm" chart:style-name="ch7">
              <text:p>Bump Shift Time (ms)</text:p>
            </chart:title>
            <chart:grid chart:style-name="ch8" chart:class="major"/>
          </chart:axis>
          <chart:series chart:style-name="ch9" chart:values-cell-range-address="Sheet1.C6:Sheet1.C28" chart:class="chart:scatter">
            <chart:domain table:cell-range-address="Sheet1.A6:Sheet1.A28"/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3">
                <text:p>4.3</text:p>
                <draw:g>
                  <svg:desc>Sheet1.A6:Sheet1.A28</svg:desc>
                </draw:g>
              </table:table-cell>
              <table:table-cell office:value-type="float" office:value="733.33">
                <text:p>733.33</text:p>
                <draw:g>
                  <svg:desc>Sheet1.C6:Sheet1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31">
                <text:p>4.31</text:p>
              </table:table-cell>
              <table:table-cell office:value-type="float" office:value="697.61">
                <text:p>697.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2">
                <text:p>4.32</text:p>
              </table:table-cell>
              <table:table-cell office:value-type="float" office:value="673.41">
                <text:p>673.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33">
                <text:p>4.33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34">
                <text:p>4.34</text:p>
              </table:table-cell>
              <table:table-cell office:value-type="float" office:value="641.41">
                <text:p>641.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35">
                <text:p>4.35</text:p>
              </table:table-cell>
              <table:table-cell office:value-type="float" office:value="629.29">
                <text:p>629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4">
                <text:p>4.4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45">
                <text:p>4.45</text:p>
              </table:table-cell>
              <table:table-cell office:value-type="float" office:value="559.59">
                <text:p>559.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540.35">
                <text:p>540.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6">
                <text:p>4.6</text:p>
              </table:table-cell>
              <table:table-cell office:value-type="float" office:value="508.98">
                <text:p>508.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7">
                <text:p>4.7</text:p>
              </table:table-cell>
              <table:table-cell office:value-type="float" office:value="489.55">
                <text:p>489.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">
                <text:p>4.8</text:p>
              </table:table-cell>
              <table:table-cell office:value-type="float" office:value="474.57">
                <text:p>474.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9">
                <text:p>4.9</text:p>
              </table:table-cell>
              <table:table-cell office:value-type="float" office:value="462.31">
                <text:p>462.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450.83">
                <text:p>450.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1">
                <text:p>5.1</text:p>
              </table:table-cell>
              <table:table-cell office:value-type="float" office:value="442.73">
                <text:p>442.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2">
                <text:p>5.2</text:p>
              </table:table-cell>
              <table:table-cell office:value-type="float" office:value="412.73">
                <text:p>412.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">
                <text:p>5.3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4">
                <text:p>5.4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5">
                <text:p>5.5</text:p>
              </table:table-cell>
              <table:table-cell office:value-type="float" office:value="-301.02">
                <text:p>-301.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6">
                <text:p>5.6</text:p>
              </table:table-cell>
              <table:table-cell office:value-type="float" office:value="400.02">
                <text:p>400.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7">
                <text:p>5.7</text:p>
              </table:table-cell>
              <table:table-cell office:value-type="float" office:value="402.98">
                <text:p>402.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8">
                <text:p>5.8</text:p>
              </table:table-cell>
              <table:table-cell office:value-type="float" office:value="397.23">
                <text:p>397.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9">
                <text:p>5.9</text:p>
              </table:table-cell>
              <table:table-cell office:value-type="float" office:value="399.6">
                <text:p>399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